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Helvetica, Arial, sans-serif"/>
  </office:font-face-decls>
  <office:automatic-styles>
    <style:style style:name="P1" style:family="paragraph" style:parent-style-name="Standard">
      <style:text-properties officeooo:rsid="00162a45" officeooo:paragraph-rsid="00162a45"/>
    </style:style>
    <style:style style:name="P2" style:family="paragraph" style:parent-style-name="Standard">
      <style:text-properties officeooo:rsid="00162a45" officeooo:paragraph-rsid="0033d6dd"/>
    </style:style>
    <style:style style:name="P3" style:family="paragraph" style:parent-style-name="Standard">
      <style:text-properties officeooo:rsid="0019e31f" officeooo:paragraph-rsid="0019e31f"/>
    </style:style>
    <style:style style:name="P4" style:family="paragraph" style:parent-style-name="Standard">
      <style:text-properties officeooo:rsid="001afe08" officeooo:paragraph-rsid="001afe08"/>
    </style:style>
    <style:style style:name="P5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b58b4" officeooo:paragraph-rsid="001b58b4"/>
    </style:style>
    <style:style style:name="P6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bfec5" officeooo:paragraph-rsid="001b58b4"/>
    </style:style>
    <style:style style:name="P7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3bc401" officeooo:paragraph-rsid="003bc401"/>
    </style:style>
    <style:style style:name="P8" style:family="paragraph" style:parent-style-name="Standard">
      <style:text-properties fo:font-variant="normal" fo:text-transform="none" fo:color="#c9211e" loext:opacity="100%" style:font-name="Roboto" fo:font-size="10.5pt" fo:letter-spacing="normal" fo:font-style="normal" fo:font-weight="normal" officeooo:rsid="00240d56" officeooo:paragraph-rsid="00240d56"/>
    </style:style>
    <style:style style:name="P9" style:family="paragraph" style:parent-style-name="Standard">
      <style:text-properties fo:font-variant="normal" fo:text-transform="none" fo:color="#c9211e" loext:opacity="100%" style:font-name="Roboto" fo:font-size="10.5pt" fo:letter-spacing="normal" fo:font-style="normal" fo:font-weight="normal" officeooo:rsid="00246788" officeooo:paragraph-rsid="00246788"/>
    </style:style>
    <style:style style:name="P10" style:family="paragraph" style:parent-style-name="Standard">
      <style:text-properties fo:font-variant="normal" fo:text-transform="none" fo:color="#c9211e" loext:opacity="100%" style:font-name="Roboto" fo:font-size="10.5pt" fo:letter-spacing="normal" fo:font-style="normal" fo:font-weight="normal" officeooo:rsid="001b58b4" officeooo:paragraph-rsid="001b58b4"/>
    </style:style>
    <style:style style:name="P11" style:family="paragraph" style:parent-style-name="Standard">
      <style:text-properties fo:font-variant="normal" fo:text-transform="none" fo:color="#c9211e" loext:opacity="100%" style:font-name="Roboto1" fo:font-size="9.75pt" fo:letter-spacing="normal" fo:font-style="normal" fo:font-weight="normal" officeooo:rsid="00246788" officeooo:paragraph-rsid="003bc401"/>
    </style:style>
    <style:style style:name="P12" style:family="paragraph" style:parent-style-name="Standard">
      <style:text-properties fo:font-variant="normal" fo:text-transform="none" fo:color="#000000" loext:opacity="100%" style:font-name="Roboto" fo:font-size="10.5pt" fo:letter-spacing="normal" fo:font-style="normal" fo:font-weight="normal" officeooo:rsid="0026505c" officeooo:paragraph-rsid="002f6141"/>
    </style:style>
    <style:style style:name="P13" style:family="paragraph" style:parent-style-name="Standard">
      <style:text-properties officeooo:paragraph-rsid="001b58b4"/>
    </style:style>
    <style:style style:name="P14" style:family="paragraph" style:parent-style-name="Standard">
      <style:text-properties fo:color="#000000" loext:opacity="100%" officeooo:rsid="0026505c" officeooo:paragraph-rsid="0026505c"/>
    </style:style>
    <style:style style:name="P15" style:family="paragraph" style:parent-style-name="Standard">
      <style:text-properties fo:color="#000000" loext:opacity="100%" officeooo:rsid="0026505c" officeooo:paragraph-rsid="002f6141"/>
    </style:style>
    <style:style style:name="P16" style:family="paragraph" style:parent-style-name="Standard">
      <style:text-properties fo:color="#000000" loext:opacity="100%" officeooo:rsid="0026505c" officeooo:paragraph-rsid="003f09d7"/>
    </style:style>
    <style:style style:name="P17" style:family="paragraph" style:parent-style-name="Standard">
      <style:text-properties fo:color="#000000" loext:opacity="100%" officeooo:rsid="003b5f97" officeooo:paragraph-rsid="003b5f97"/>
    </style:style>
    <style:style style:name="P18" style:family="paragraph" style:parent-style-name="Standard">
      <style:text-properties fo:color="#000000" loext:opacity="100%" officeooo:rsid="003ba34c" officeooo:paragraph-rsid="003ba34c"/>
    </style:style>
    <style:style style:name="P19" style:family="paragraph" style:parent-style-name="Standard">
      <style:text-properties fo:color="#000000" loext:opacity="100%" officeooo:rsid="003ba34c" officeooo:paragraph-rsid="00438db5"/>
    </style:style>
    <style:style style:name="P20" style:family="paragraph" style:parent-style-name="Standard">
      <style:text-properties fo:color="#000000" loext:opacity="100%" officeooo:rsid="003ba34c" officeooo:paragraph-rsid="004b4de6"/>
    </style:style>
    <style:style style:name="P21" style:family="paragraph" style:parent-style-name="Standard">
      <style:text-properties fo:color="#000000" loext:opacity="100%" officeooo:rsid="003ba34c" officeooo:paragraph-rsid="004e0f3f"/>
    </style:style>
    <style:style style:name="P22" style:family="paragraph" style:parent-style-name="Standard">
      <style:text-properties fo:color="#000000" loext:opacity="100%" officeooo:rsid="003ba34c" officeooo:paragraph-rsid="0052d964"/>
    </style:style>
    <style:style style:name="P23" style:family="paragraph" style:parent-style-name="Standard">
      <style:text-properties fo:color="#000000" loext:opacity="100%" officeooo:rsid="003d39e1" officeooo:paragraph-rsid="003d39e1"/>
    </style:style>
    <style:style style:name="P24" style:family="paragraph" style:parent-style-name="Standard">
      <style:text-properties fo:color="#000000" loext:opacity="100%" officeooo:rsid="003f09d7" officeooo:paragraph-rsid="003f09d7"/>
    </style:style>
    <style:style style:name="P25" style:family="paragraph" style:parent-style-name="Standard">
      <style:text-properties fo:color="#000000" loext:opacity="100%" officeooo:rsid="0045d570" officeooo:paragraph-rsid="0045d570"/>
    </style:style>
    <style:style style:name="P26" style:family="paragraph" style:parent-style-name="Standard">
      <style:text-properties fo:color="#000000" loext:opacity="100%" officeooo:rsid="00475568" officeooo:paragraph-rsid="00475568"/>
    </style:style>
    <style:style style:name="P27" style:family="paragraph" style:parent-style-name="Standard">
      <style:text-properties fo:color="#000000" loext:opacity="100%" officeooo:rsid="0041ca9e" officeooo:paragraph-rsid="0041ca9e"/>
    </style:style>
    <style:style style:name="P28" style:family="paragraph" style:parent-style-name="Standard">
      <style:text-properties fo:color="#000000" loext:opacity="100%" officeooo:rsid="004b4de6" officeooo:paragraph-rsid="004b4de6"/>
    </style:style>
    <style:style style:name="P29" style:family="paragraph" style:parent-style-name="Standard">
      <style:text-properties fo:color="#000000" loext:opacity="100%" officeooo:rsid="00437a42" officeooo:paragraph-rsid="00438db5"/>
    </style:style>
    <style:style style:name="P30" style:family="paragraph" style:parent-style-name="Standard">
      <style:text-properties fo:color="#000000" loext:opacity="100%" officeooo:rsid="00437a42" officeooo:paragraph-rsid="00437a42"/>
    </style:style>
    <style:style style:name="P31" style:family="paragraph" style:parent-style-name="Standard">
      <style:text-properties fo:color="#000000" loext:opacity="100%" officeooo:rsid="00402502" officeooo:paragraph-rsid="00570353"/>
    </style:style>
    <style:style style:name="P32" style:family="paragraph" style:parent-style-name="Standard">
      <style:text-properties fo:color="#000000" loext:opacity="100%" officeooo:rsid="003ba34c" officeooo:paragraph-rsid="00438db5"/>
    </style:style>
    <style:style style:name="P33" style:family="paragraph" style:parent-style-name="Standard">
      <style:text-properties fo:color="#000000" loext:opacity="100%" officeooo:rsid="003ba34c" officeooo:paragraph-rsid="005845c7"/>
    </style:style>
    <style:style style:name="P34" style:family="paragraph" style:parent-style-name="Standard">
      <style:text-properties fo:color="#000000" loext:opacity="100%" officeooo:rsid="003ba34c" officeooo:paragraph-rsid="004e0f3f"/>
    </style:style>
    <style:style style:name="P35" style:family="paragraph" style:parent-style-name="Standard">
      <style:text-properties fo:color="#000000" loext:opacity="100%" officeooo:rsid="003ba34c" officeooo:paragraph-rsid="0052d964"/>
    </style:style>
    <style:style style:name="P36" style:family="paragraph" style:parent-style-name="Standard">
      <style:text-properties fo:color="#000000" loext:opacity="100%" officeooo:rsid="005845c7" officeooo:paragraph-rsid="005845c7"/>
    </style:style>
    <style:style style:name="P37" style:family="paragraph" style:parent-style-name="Standard">
      <style:text-properties fo:color="#000000" loext:opacity="100%" officeooo:rsid="003d39e1" officeooo:paragraph-rsid="00438db5"/>
    </style:style>
    <style:style style:name="T1" style:family="text">
      <style:text-properties officeooo:rsid="0017d304"/>
    </style:style>
    <style:style style:name="T2" style:family="text">
      <style:text-properties officeooo:rsid="001b58b4"/>
    </style:style>
    <style:style style:name="T3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3c4043" loext:opacity="100%" style:font-name="Roboto" fo:font-size="10.5pt" fo:letter-spacing="normal" fo:font-style="normal" fo:font-weight="normal" officeooo:rsid="001b58b4"/>
    </style:style>
    <style:style style:name="T5" style:family="text">
      <style:text-properties fo:font-variant="normal" fo:text-transform="none" fo:color="#3c4043" loext:opacity="100%" style:font-name="Roboto" fo:font-size="10.5pt" fo:letter-spacing="normal" fo:font-style="normal" fo:font-weight="normal" officeooo:rsid="001bfec5"/>
    </style:style>
    <style:style style:name="T6" style:family="text">
      <style:text-properties officeooo:rsid="00246788"/>
    </style:style>
    <style:style style:name="T7" style:family="text">
      <style:text-properties officeooo:rsid="00275223"/>
    </style:style>
    <style:style style:name="T8" style:family="text">
      <style:text-properties officeooo:rsid="003b5f97"/>
    </style:style>
    <style:style style:name="T9" style:family="text">
      <style:text-properties officeooo:rsid="003ba34c"/>
    </style:style>
    <style:style style:name="T10" style:family="text">
      <style:text-properties officeooo:rsid="003d39e1"/>
    </style:style>
    <style:style style:name="T11" style:family="text">
      <style:text-properties officeooo:rsid="003f09d7"/>
    </style:style>
    <style:style style:name="T12" style:family="text">
      <style:text-properties officeooo:rsid="00437a42"/>
    </style:style>
    <style:style style:name="T13" style:family="text">
      <style:text-properties officeooo:rsid="00438db5"/>
    </style:style>
    <style:style style:name="T14" style:family="text">
      <style:text-properties officeooo:rsid="0045d570"/>
    </style:style>
    <style:style style:name="T15" style:family="text">
      <style:text-properties officeooo:rsid="004b4de6"/>
    </style:style>
    <style:style style:name="T16" style:family="text">
      <style:text-properties officeooo:rsid="004e0f3f"/>
    </style:style>
    <style:style style:name="T17" style:family="text">
      <style:text-properties officeooo:rsid="0052d964"/>
    </style:style>
    <style:style style:name="T18" style:family="text">
      <style:text-properties officeooo:rsid="005355c0"/>
    </style:style>
    <style:style style:name="T19" style:family="text">
      <style:text-properties officeooo:rsid="00584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uter(config)#interface gigabitEthernet 0/0</text:p>
      <text:p text:style-name="P2">Router(config-if)#ip add</text:p>
      <text:p text:style-name="P2">Router(config-if)#ip address ?</text:p>
      <text:p text:style-name="P2"><text:s text:c="2"/>A.B.C.D <text:s/>IP address</text:p>
      <text:p text:style-name="P2"><text:s text:c="2"/>dhcp <text:s text:c="4"/>IP Address negotiated via DHCP</text:p>
      <text:p text:style-name="P2"><text:s text:c="2"/>pool <text:s text:c="4"/>IP Address autoconfigured from a local DHCP pool</text:p>
      <text:p text:style-name="P2"/>
      <text:p text:style-name="P2">Router(config-if)#ip address dh</text:p>
      <text:p text:style-name="P2">Router(config-if)#ip address dhcp Resumen mes 2</text:p>
      <text:p text:style-name="P1"/>
      <text:p text:style-name="P1">Router(dhcp-config)#ip dhcp pool vlan10 <text:s text:c="13"/></text:p>
      <text:p text:style-name="P1">Router(dhcp-config)#network 192.168.10.0 255.255.255.0</text:p>
      <text:p text:style-name="P1">Router(dhcp-config)#default-router 192.168.10.25<text:span text:style-name="T1">4</text:span> <text:s text:c="3"/></text:p>
      <text:p text:style-name="P1">Router(dhcp-config)#dns-server 192.168.10.25<text:span text:style-name="T1">4</text:span></text:p>
      <text:p text:style-name="P1">Router(dhcp-config)#domain-name vlan10.example.org</text:p>
      <text:p text:style-name="P1">Router(config)#interface gigabitEthernet 0/1.10</text:p>
      <text:p text:style-name="P1">Router(config-subif)#encapsulation dot1Q 10</text:p>
      <text:p text:style-name="P1">Router(config-subif)#ip address 192.168.10.254 255.255.255.0</text:p>
      <text:p text:style-name="P1">Router(config)#interface g0/1</text:p>
      <text:p text:style-name="P1">Router(config-if)#no shutdown </text:p>
      <text:p text:style-name="P1"/>
      <text:p text:style-name="P1">root@Toolbox-1:~# cat /etc/resolv.conf </text:p>
      <text:p text:style-name="P1">search vlan10.example.org</text:p>
      <text:p text:style-name="P1">nameserver 192.168.10.254</text:p>
      <text:p text:style-name="P1"/>
      <text:p text:style-name="P3">Router(config)#ip dhcp excluded-address 192.168.10.1 192.168.10.11</text:p>
      <text:p text:style-name="P3">Router(config)#ip dhcp excluded-address 192.168.20.1 192.168.20.11</text:p>
      <text:p text:style-name="P3">Router(config)#ip dhcp excluded-address 192.168.30.1 192.168.30.11</text:p>
      <text:p text:style-name="P1"/>
      <text:p text:style-name="P4">Lo mismo para las vlan 20 y 30 hice…</text:p>
      <text:p text:style-name="P4"/>
      <text:p text:style-name="P13"><text:span text:style-name="T2">Ahora voy a </text:span><text:span text:style-name="T4">hacer </text:span><text:span text:style-name="T3">Configure R1 como servidor de nombres para example.org y publique los nombres gw.example.org y dns.example.org con la IP de R1 </text:span><text:a xlink:type="simple" xlink:href="https://www.cisco.com/c/en/us/td/docs/ios-xml/ios/ipaddr_dns/configuration/15-mt/dns-15-mt-book/dns-config-dns.html" text:style-name="Internet_20_link" text:visited-style-name="Visited_20_Internet_20_Link">https://www.cisco.com/c/en/us/td/docs/ios-xml/ios/ipaddr_dns/configuration/15-mt/dns-15-mt-book/dns-config-dns.html</text:a><text:span text:style-name="T4">:</text:span></text:p>
      <text:p text:style-name="P5"/>
      <text:p text:style-name="P5">ip host gw.example.org 192.168.10.254 192.168.20.254 192.168.30.254 <text:s/></text:p>
      <text:p text:style-name="P13"><text:span text:style-name="T4">Router(config)#ip host dns.example.org 192.168.10.254 192.168.20.254 192.168.3</text:span><text:span text:style-name="T5">0.254</text:span></text:p>
      <text:p text:style-name="P6">Router(config)#ip domain lookup</text:p>
      <text:p text:style-name="P7">ip dns server</text:p>
      <text:p text:style-name="P11"/>
      <text:p text:style-name="P11"/>
      <text:p text:style-name="P9"/>
      <text:p text:style-name="P8">masquerade VLAN10 <text:span text:style-name="T6">para tener acceso a internet</text:span></text:p>
      <text:p text:style-name="P8"/>
      <text:p text:style-name="P9">Para usar web desde las toolbox:</text:p>
      <text:p text:style-name="P8">curl <text:a xlink:type="simple" xlink:href="https://www.google.com/" text:style-name="Internet_20_link" text:visited-style-name="Visited_20_Internet_20_Link">http</text:a><text:a xlink:type="simple" xlink:href="https://www.google.com/" text:style-name="Internet_20_link" text:visited-style-name="Visited_20_Internet_20_Link"><text:span text:style-name="T7">s</text:span></text:a><text:a xlink:type="simple" xlink:href="https://www.google.com/" text:style-name="Internet_20_link" text:visited-style-name="Visited_20_Internet_20_Link">://</text:a><text:a xlink:type="simple" xlink:href="https://www.google.com/" text:style-name="Internet_20_link" text:visited-style-name="Visited_20_Internet_20_Link"><text:span text:style-name="T7">www.google.com</text:span></text:a><text:span text:style-name="T7"><text:tab/></text:span></text:p>
      <text:p text:style-name="P10"/>
      <text:p text:style-name="P15">Router(config)#interface gigabitEthernet 0/0</text:p>
      <text:p text:style-name="P12">Router(config-if)#ip address dhcp</text:p>
      <text:p text:style-name="P12"/>
      <text:p text:style-name="P14">Router(config)#access-list 10 permit 192.168.10.0 0.0.0.255</text:p>
      <text:p text:style-name="P14"/>
      <text:p text:style-name="P14">---------------</text:p>
      <text:p text:style-name="P14"><text:soft-page-break/></text:p>
      <text:p text:style-name="P14">Router(config)#ip nat inside source list 10 interface gigabitEthernet 0/0 over<text:span text:style-name="T8">load</text:span></text:p>
      <text:p text:style-name="P17">en interface 0/0: ip nat outside</text:p>
      <text:p text:style-name="P17">en interface 0/1.10: ip nat inside</text:p>
      <text:p text:style-name="P14"/>
      <text:p text:style-name="P18">debo aplicar los protocolos</text:p>
      <text:p text:style-name="P18">dns <text:span text:style-name="T12">53</text:span>, dchp <text:span text:style-name="T12">67</text:span><text:span text:style-name="T13">(server)</text:span><text:span text:style-name="T12"> o 6</text:span><text:span text:style-name="T13">8(cliente)</text:span>, icmp</text:p>
      <text:p text:style-name="P18">en los firewalls</text:p>
      <text:p text:style-name="P18"/>
      <text:p text:style-name="P18"/>
      <text:p text:style-name="P23">Lista 130 a aplicar en el puerto 0/1.30 de modo “in” </text:p>
      <text:p text:style-name="P18">access-list 1<text:span text:style-name="T10">3</text:span>0 <text:span text:style-name="T12">permit</text:span> tcp 192.168.<text:span text:style-name="T10">30</text:span>.<text:span text:style-name="T10">0</text:span> 0.0.0.<text:span text:style-name="T10">255</text:span> 1<text:span text:style-name="T10">92</text:span>.<text:span text:style-name="T10">168</text:span>.<text:span text:style-name="T10">2</text:span>0.<text:span text:style-name="T10">0</text:span> 0.0.<text:span text:style-name="T10">0</text:span>.255 eq 80</text:p>
      <text:p text:style-name="P31"><text:span text:style-name="T9">access-list 1</text:span><text:span text:style-name="T10">3</text:span><text:span text:style-name="T9">0 </text:span>permit tcp 192.168.30.0 0.0.0.255 any established</text:p>
      <text:p text:style-name="P30"><text:span text:style-name="T9">access-list 1</text:span><text:span text:style-name="T10">3</text:span><text:span text:style-name="T9">0 </text:span>permit icmp <text:span text:style-name="T13">any </text:span><text:span text:style-name="T14">any</text:span></text:p>
      <text:p text:style-name="P19">access-list 1<text:span text:style-name="T10">3</text:span>0 <text:span text:style-name="T12">permit</text:span> <text:span text:style-name="T17">udp</text:span> 192.168.<text:span text:style-name="T10">30</text:span>.<text:span text:style-name="T10">0</text:span> 0.0.0.<text:span text:style-name="T10">255</text:span> 192.168.30.254 0.0.<text:span text:style-name="T10">0</text:span>.<text:span text:style-name="T13">0</text:span> eq <text:span text:style-name="T13">53</text:span></text:p>
      <text:p text:style-name="P22">access-list 1<text:span text:style-name="T17">30</text:span> <text:span text:style-name="T12">permit</text:span> <text:span text:style-name="T13">udp</text:span> <text:span text:style-name="T16">any any</text:span> eq <text:span text:style-name="T13">6</text:span><text:span text:style-name="T16">7</text:span></text:p>
      <text:p text:style-name="P22"/>
      <text:p text:style-name="P19">Router(config-subif)#ip access-group 1<text:span text:style-name="T15">30</text:span> in</text:p>
      <text:p text:style-name="P19"/>
      <text:p text:style-name="P37">Lista 1<text:span text:style-name="T13">2</text:span>0 a aplicar en el puerto 0/1.<text:span text:style-name="T13">2</text:span>0 de modo “in” </text:p>
      <text:p text:style-name="P36">no access-list 120</text:p>
      <text:p text:style-name="P19">access-list 1<text:span text:style-name="T13">20</text:span> <text:span text:style-name="T12">permit</text:span> tcp 192.168.<text:span text:style-name="T13">2</text:span><text:span text:style-name="T10">0</text:span>.<text:span text:style-name="T10">0</text:span> 0.0.0.<text:span text:style-name="T10">255</text:span> 1<text:span text:style-name="T10">92</text:span>.<text:span text:style-name="T10">168</text:span>.<text:span text:style-name="T13">30</text:span>.<text:span text:style-name="T10">0</text:span> 0.0.<text:span text:style-name="T10">0</text:span>.255 eq <text:span text:style-name="T19">21</text:span></text:p>
      <text:p text:style-name="P33">access-list 1<text:span text:style-name="T13">20</text:span> <text:span text:style-name="T12">permit</text:span> tcp 192.168.<text:span text:style-name="T13">2</text:span><text:span text:style-name="T10">0</text:span>.<text:span text:style-name="T10">0</text:span> 0.0.0.<text:span text:style-name="T10">255</text:span> 1<text:span text:style-name="T10">92</text:span>.<text:span text:style-name="T10">168</text:span>.<text:span text:style-name="T13">30</text:span>.<text:span text:style-name="T10">0</text:span> 0.0.<text:span text:style-name="T10">0</text:span>.255 <text:span text:style-name="T19">gt 1023</text:span></text:p>
      <text:p text:style-name="P31"><text:span text:style-name="T9">access-list 1</text:span><text:span text:style-name="T13">2</text:span><text:span text:style-name="T9">0 </text:span>permit tcp 192.168.<text:span text:style-name="T13">2</text:span>0.0 0.0.0.255 any established</text:p>
      <text:p text:style-name="P29"><text:span text:style-name="T9">access-list 1</text:span><text:span text:style-name="T13">2</text:span><text:span text:style-name="T9">0 </text:span>permit icmp <text:span text:style-name="T13">any </text:span><text:span text:style-name="T14">any</text:span></text:p>
      <text:p text:style-name="P19">access-list 1<text:span text:style-name="T13">2</text:span>0 <text:span text:style-name="T12">permit</text:span> <text:span text:style-name="T17">udp</text:span> 192.168.<text:span text:style-name="T13">2</text:span><text:span text:style-name="T10">0</text:span>.<text:span text:style-name="T10">0</text:span> 0.0.0.<text:span text:style-name="T10">255</text:span> 192.168.<text:span text:style-name="T13">2</text:span>0.254 0.0.<text:span text:style-name="T10">0</text:span>.<text:span text:style-name="T13">0</text:span> eq <text:span text:style-name="T13">53</text:span></text:p>
      <text:p text:style-name="P21">access-list 1<text:span text:style-name="T13">2</text:span>0 <text:span text:style-name="T12">permit</text:span> <text:span text:style-name="T13">udp</text:span> <text:span text:style-name="T16">any any</text:span> eq <text:span text:style-name="T13">6</text:span><text:span text:style-name="T16">7</text:span></text:p>
      <text:p text:style-name="P21"/>
      <text:p text:style-name="P19">Router(config-subif)#ip access-group 1<text:span text:style-name="T15">2</text:span>0 in</text:p>
      <text:p text:style-name="P19"/>
      <text:p text:style-name="P25">Lista 110 a aplicar en el puerto <text:span text:style-name="T10">0/1.</text:span>1<text:span text:style-name="T10">0 de modo “in”</text:span></text:p>
      <text:p text:style-name="P25">Deniegue ftp y web de las otras vlans</text:p>
      <text:p text:style-name="P25">Permitir todo lo demás</text:p>
      <text:p text:style-name="P20">access-list 1<text:span text:style-name="T15">1</text:span>0 <text:span text:style-name="T15">deny </text:span>tcp 192.168.<text:span text:style-name="T15">1</text:span><text:span text:style-name="T10">0</text:span>.<text:span text:style-name="T10">0</text:span> 0.0.0.<text:span text:style-name="T10">255</text:span> 1<text:span text:style-name="T10">92</text:span>.<text:span text:style-name="T10">168</text:span>.<text:span text:style-name="T10">2</text:span>0.<text:span text:style-name="T10">0</text:span> 0.0.<text:span text:style-name="T10">0</text:span>.255 eq 80</text:p>
      <text:p text:style-name="P20">access-list 1<text:span text:style-name="T15">1</text:span><text:span text:style-name="T13">0</text:span> <text:span text:style-name="T15">deny </text:span>tcp 192.168.<text:span text:style-name="T15">1</text:span><text:span text:style-name="T10">0</text:span>.<text:span text:style-name="T10">0</text:span> 0.0.0.<text:span text:style-name="T10">255</text:span> 1<text:span text:style-name="T10">92</text:span>.<text:span text:style-name="T10">168</text:span>.<text:span text:style-name="T13">30</text:span>.<text:span text:style-name="T10">0</text:span> 0.0.<text:span text:style-name="T10">0</text:span>.255 eq <text:span text:style-name="T13">21</text:span></text:p>
      <text:p text:style-name="P26"><text:span text:style-name="T9">access-list 1</text:span>1<text:span text:style-name="T9">0 </text:span>permit ip any any</text:p>
      <text:p text:style-name="P26">Router(config-subif)#ip access-group 110 in</text:p>
      <text:p text:style-name="P27"/>
      <text:p text:style-name="P27"/>
      <text:p text:style-name="P28">Probando FTP:</text:p>
      <text:p text:style-name="P16"/>
      <text:p text:style-name="P16">root@Toolbox-5:~# ps ax</text:p>
      <text:p text:style-name="P16"><text:s text:c="4"/>PID TTY <text:s text:c="5"/>STAT <text:s text:c="2"/>TIME COMMAND</text:p>
      <text:p text:style-name="P16"><text:s text:c="6"/>1 pts/0 <text:s text:c="3"/>Ss <text:s text:c="4"/>0:00 sh -c /sbin/starter.sh</text:p>
      <text:p text:style-name="P16"><text:s text:c="4"/>685 pts/1 <text:s text:c="3"/>Ss <text:s text:c="4"/>0:00 /gns3/bin/busybox sh -c while true; do TERM=vt100 /</text:p>
      <text:p text:style-name="P16"><text:s text:c="4"/>691 pts/1 <text:s text:c="3"/>S+ <text:s text:c="4"/>0:00 /gns3/bin/busybox sh</text:p>
      <text:p text:style-name="P16"><text:s text:c="4"/>704 ? <text:s text:c="7"/>Ss <text:s text:c="4"/>0:00 /tmp/gns3/bin/udhcpc -s /gns3/etc/udhcpc/default.sc</text:p>
      <text:p text:style-name="P16"><text:s text:c="4"/>707 pts/0 <text:s text:c="3"/>S <text:s text:c="5"/>0:00 bash -i</text:p>
      <text:p text:style-name="P16"><text:s text:c="4"/>714 ? <text:s text:c="7"/>Ssl <text:s text:c="3"/>0:00 /usr/sbin/rsyslogd</text:p>
      <text:p text:style-name="P16"><text:s text:c="4"/>744 ? <text:s text:c="7"/>S <text:s text:c="5"/>0:00 /usr/sbin/vsftpd</text:p>
      <text:p text:style-name="P16"><text:s text:c="4"/>763 ? <text:s text:c="7"/>Ss <text:s text:c="4"/>0:00 /usr/sbin/in.tftpd --listen --user tftp --address :</text:p>
      <text:p text:style-name="P16"><text:s text:c="4"/>781 ? <text:s text:c="7"/>S <text:s text:c="5"/>0:00 /usr/sbin/snmpd -LSwd -Lf /dev/null -u Debian-snmp </text:p>
      <text:p text:style-name="P16"><text:soft-page-break/><text:s text:c="4"/>788 ? <text:s text:c="7"/>Ss <text:s text:c="4"/>0:00 /usr/sbin/snmptrapd -Lsd -p /run/snmptrapd.pid -p /</text:p>
      <text:p text:style-name="P16"><text:s text:c="3"/>1013 pts/0 <text:s text:c="3"/>R+ <text:s text:c="4"/>0:00 ps ax</text:p>
      <text:p text:style-name="P16">root@Toolbox-5:~# ifconfig</text:p>
      <text:p text:style-name="P16"/>
      <text:p text:style-name="P16">root@Toolbox-3:~# telnet.netkit 192.1<text:span text:style-name="T18">6</text:span>8.30.12 21</text:p>
      <text:p text:style-name="P16"/>
      <text:p text:style-name="P16"/>
      <text:p text:style-name="P16">Trying 192.168.30.12...</text:p>
      <text:p text:style-name="P16">Connected to 192.168.30.12.</text:p>
      <text:p text:style-name="P16">Escape character is '^]'.</text:p>
      <text:p text:style-name="P16">220 (vsFTPd 3.0.3)</text:p>
      <text:p text:style-name="P16"/>
      <text:p text:style-name="P16">“<text:span text:style-name="T11">Está andando”</text:span></text:p>
      <text:p text:style-name="P24">control+corchetes]</text:p>
      <text:p text:style-name="P24"/>
      <text:p text:style-name="P24"/>
      <text:p text:style-name="P24">curl ftp://192.168.30.12 21</text:p>
      <text:p text:style-name="P16"/>
      <text:p text:style-name="P16">[7:13 p. m., 10/5/2023] Gaston Avetta: curl --list-only ftp://root:gns3@192.168.30.11</text:p>
      <text:p text:style-name="P16">[7:13 p. m., 10/5/2023] Gaston Avetta: o sin el --list-only tambien</text:p>
      <text:p text:style-name="P16">[7:13 p. m., 10/5/2023] Gaston Avetta: pueden crear un archivo en las toolbox5 y 6</text:p>
      <text:p text:style-name="P16">[7:13 p. m., 10/5/2023] Gaston Avetta: (kk.txt, obviamente)</text:p>
      <text:p text:style-name="P16">[7:13 p. m., 10/5/2023] Gaston Avetta: y con el list only lo ven desde las toolbox 3 y 4</text:p>
      <text:p text:style-name="P16">[7:17 p. m., 10/5/2023] Gaston Avetta: curl http://192.168.30.11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7:56:05.847028134</meta:creation-date>
    <dc:date>2023-05-11T18:39:55.740926630</dc:date>
    <meta:editing-duration>PT4H33M33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572" meta:character-count="4658" meta:non-whitespace-character-count="3986"/>
  </office:meta>
</office:document-meta>
</file>